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lr-neocd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lzdoom.sh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hypseus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dosbox-staging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cgenius.sh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r-scummvm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r-puae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r-puae2021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duckstation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r-superflappybirds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eeds Clang 14</text:p>
          </table:table-cell>
        </table:table-row>
        <table:table-row table:style-name="ro1">
          <table:table-cell office:value-type="string" calcext:value-type="string">
            <text:p>lr-xrick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pcsx2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 table:number-rows-repeated="9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4:02:19.008986943</meta:creation-date>
    <dc:date>2023-02-02T22:33:51.057701307</dc:date>
    <meta:editing-duration>PT12H23M35S</meta:editing-duration>
    <meta:editing-cycles>14</meta:editing-cycles>
    <meta:generator>LibreOffice/7.5.0.3$Linux_X86_64 LibreOffice_project/50$Build-3</meta:generator>
    <meta:document-statistic meta:table-count="1" meta:cell-count="41" meta:object-count="0"/>
  </office:meta>
</office:document-meta>
</file>